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5c8dd"/>
    </style:style>
    <style:style style:name="P2" style:family="paragraph" style:parent-style-name="Preformatted_20_Text">
      <style:paragraph-properties fo:orphans="1" style:writing-mode="lr-tb"/>
      <style:text-properties officeooo:paragraph-rsid="0005c8dd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5c8dd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05c8dd"/>
    </style:style>
    <style:style style:name="P5" style:family="paragraph" style:parent-style-name="Preformatted_20_Text">
      <style:paragraph-properties fo:orphans="1"/>
      <style:text-properties officeooo:paragraph-rsid="0005c8dd"/>
    </style:style>
    <style:style style:name="P6" style:family="paragraph" style:parent-style-name="Text_20_body">
      <style:paragraph-properties fo:orphans="1"/>
      <style:text-properties officeooo:paragraph-rsid="0005c8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Step 3: Computing Space and Time Scaling from Quantum to Cosmic Levels</text:span></text:p>
      <text:p text:style-name="P2"/>
      <text:p text:style-name="P2"><text:span text:style-name="Source_20_Text"># Define transformation coefficients for space (alpha) and time (beta)</text:span></text:p>
      <text:p text:style-name="P2"><text:span text:style-name="Source_20_Text">alpha_space = 0.05 <text:s/># Space expansion scaling factor</text:span></text:p>
      <text:p text:style-name="P2"><text:span text:style-name="Source_20_Text">beta_time = 0.1 <text:s/># Time compression scaling factor</text:span></text:p>
      <text:p text:style-name="P2"/>
      <text:p text:style-name="P2"><text:span text:style-name="Source_20_Text"># Define functions for space and time perception scaling</text:span></text:p>
      <text:p text:style-name="P2"><text:span text:style-name="Source_20_Text">def space_scaling(E, A0=1):</text:span></text:p>
      <text:p text:style-name="P2"><text:span text:style-name="Source_20_Text"><text:s text:c="4"/>"""Computes space structuring based on energy density."""</text:span></text:p>
      <text:p text:style-name="P2"><text:span text:style-name="Source_20_Text"><text:s text:c="4"/>return A0 * np.exp(alpha_space * E)</text:span></text:p>
      <text:p text:style-name="P2"/>
      <text:p text:style-name="P2"><text:span text:style-name="Source_20_Text">def time_scaling(E, T0=1):</text:span></text:p>
      <text:p text:style-name="P2"><text:span text:style-name="Source_20_Text"><text:s text:c="4"/>"""Computes time perception compression based on energy density."""</text:span></text:p>
      <text:p text:style-name="P2"><text:span text:style-name="Source_20_Text"><text:s text:c="4"/>return T0 * np.exp(-beta_time * E)</text:span></text:p>
      <text:p text:style-name="P2"/>
      <text:p text:style-name="P2"><text:span text:style-name="Source_20_Text"># Compute space and time transformations across energy scales</text:span></text:p>
      <text:p text:style-name="P2"><text:span text:style-name="Source_20_Text">space_values = [space_scaling(E) for E in energy_levels]</text:span></text:p>
      <text:p text:style-name="P2"><text:span text:style-name="Source_20_Text">time_values = [time_scaling(E) for E in energy_levels]</text:span></text:p>
      <text:p text:style-name="P2"/>
      <text:p text:style-name="P2"><text:span text:style-name="Source_20_Text"># Plot space and time scaling</text:span></text:p>
      <text:p text:style-name="P2"><text:span text:style-name="Source_20_Text">plt.figure(figsize=(10, 6))</text:span></text:p>
      <text:p text:style-name="P2"/>
      <text:p text:style-name="P2"><text:span text:style-name="Source_20_Text">plt.plot(energy_levels, space_values, label="Space Scaling (Wave Amplitude)", color="blue")</text:span></text:p>
      <text:p text:style-name="P2"><text:span text:style-name="Source_20_Text">plt.plot(energy_levels, time_values, label="Time Scaling (Wave Frequency)", color="red")</text:span></text:p>
      <text:p text:style-name="P2"/>
      <text:p text:style-name="P2"><text:span text:style-name="Source_20_Text">plt.xlabel("Energy Density (E)")</text:span></text:p>
      <text:p text:style-name="P2"><text:span text:style-name="Source_20_Text">plt.ylabel("Perceived Space / Time Scaling")</text:span></text:p>
      <text:p text:style-name="P2"><text:span text:style-name="Source_20_Text">plt.title("Unified Space-Time Scaling Across Quantum, Newtonian, and Cosmic Levels")</text:span></text:p>
      <text:p text:style-name="P2"><text:span text:style-name="Source_20_Text">plt.legend()</text:span></text:p>
      <text:p text:style-name="P2"><text:span text:style-name="Source_20_Text">plt.grid(True)</text:span></text:p>
      <text:p text:style-name="P2"><text:span text:style-name="Source_20_Text">plt.show()</text:span></text:p>
      <text:p text:style-name="P2"/>
      <text:p text:style-name="P2"><text:span text:style-name="Source_20_Text"># Return computed space and time scaling values</text:span></text:p>
      <text:p text:style-name="P3"><text:span text:style-name="Source_20_Text">space_values, time_values</text:span></text:p>
      <text:p text:style-name="P6">Result</text:p>
      <text:p text:style-name="P5">([1.0,</text:p>
      <text:p text:style-name="P5"><text:s text:c="2"/>1.0050632803493198,</text:p>
      <text:p text:style-name="P5"><text:s text:c="2"/>1.0101521975065353,</text:p>
      <text:p text:style-name="P5"><text:s text:c="2"/>1.0152668812779924,</text:p>
      <text:p text:style-name="P5"><text:s text:c="2"/>1.0204074621272825,</text:p>
      <text:p text:style-name="P5"><text:s text:c="2"/>1.0255740711785708,</text:p>
      <text:p text:style-name="P5"><text:s text:c="2"/>1.0307668402199412,</text:p>
      <text:p text:style-name="P5"><text:s text:c="2"/>1.0359859017067572,</text:p>
      <text:p text:style-name="P5"><text:s text:c="2"/>1.0412313887650415,</text:p>
      <text:p text:style-name="P5"><text:s text:c="2"/>1.0465034351948703,</text:p>
      <text:p text:style-name="P5"><text:s text:c="2"/>1.051802175473788,</text:p>
      <text:p text:style-name="P5"><text:s text:c="2"/>1.0571277447602363,</text:p>
      <text:p text:style-name="P5"><text:s text:c="2"/>1.0624802788970016,</text:p>
      <text:p text:style-name="P5"><text:s text:c="2"/>1.0678599144146808,</text:p>
      <text:p text:style-name="P5"><text:s text:c="2"/>1.0732667885351628,</text:p>
      <text:p text:style-name="P5"><text:s text:c="2"/>1.0787010391751304,</text:p>
      <text:p text:style-name="P5"><text:s text:c="2"/>1.0841628049495768,</text:p>
      <text:p text:style-name="P5"><text:s text:c="2"/>1.0896522251753413,</text:p>
      <text:p text:style-name="P5"><text:s text:c="2"/>1.0951694398746643,</text:p>
      <text:p text:style-name="P5"><text:soft-page-break/><text:s text:c="2"/>1.1007145897787574,</text:p>
      <text:p text:style-name="P5"><text:soft-page-break/><text:s text:c="2"/>1.1062878163313936,</text:p>
      <text:p text:style-name="P5"><text:s text:c="2"/>1.1118892616925162,</text:p>
      <text:p text:style-name="P5"><text:s text:c="2"/>1.1175190687418637,</text:p>
      <text:p text:style-name="P5"><text:s text:c="2"/>1.1231773810826144,</text:p>
      <text:p text:style-name="P5"><text:s text:c="2"/>1.1288643430450507,</text:p>
      <text:p text:style-name="P5"><text:s text:c="2"/>1.1345800996902384,</text:p>
      <text:p text:style-name="P5"><text:s text:c="2"/>1.1403247968137291,</text:p>
      <text:p text:style-name="P5"><text:s text:c="2"/>1.146098580949278,</text:p>
      <text:p text:style-name="P5"><text:s text:c="2"/>1.1519015993725819,</text:p>
      <text:p text:style-name="P5"><text:s text:c="2"/>1.1577340001050351,</text:p>
      <text:p text:style-name="P5"><text:s text:c="2"/>1.1635959319175064,</text:p>
      <text:p text:style-name="P5"><text:s text:c="2"/>1.1694875443341328,</text:p>
      <text:p text:style-name="P5"><text:s text:c="2"/>1.175408987636134,</text:p>
      <text:p text:style-name="P5"><text:s text:c="2"/>1.1813604128656459,</text:p>
      <text:p text:style-name="P5"><text:s text:c="2"/>1.1873419718295728,</text:p>
      <text:p text:style-name="P5"><text:s text:c="2"/>1.1933538171034601,</text:p>
      <text:p text:style-name="P5"><text:s text:c="2"/>1.1993961020353858,</text:p>
      <text:p text:style-name="P5"><text:s text:c="2"/>1.2054689807498724,</text:p>
      <text:p text:style-name="P5"><text:s text:c="2"/>1.2115726081518179,</text:p>
      <text:p text:style-name="P5"><text:s text:c="2"/>1.217707139930447,</text:p>
      <text:p text:style-name="P5"><text:s text:c="2"/>1.2238727325632832,</text:p>
      <text:p text:style-name="P5"><text:s text:c="2"/>1.2300695433201392,</text:p>
      <text:p text:style-name="P5"><text:s text:c="2"/>1.236297730267129,</text:p>
      <text:p text:style-name="P5"><text:soft-page-break/><text:s text:c="2"/>1.242557452270699,</text:p>
      <text:p text:style-name="P5"><text:s text:c="2"/>1.2488488690016821,</text:p>
      <text:p text:style-name="P5"><text:s text:c="2"/>1.2551721409393686,</text:p>
      <text:p text:style-name="P5"><text:s text:c="2"/>1.2615274293756005,</text:p>
      <text:p text:style-name="P5"><text:s text:c="2"/>1.267914896418886,</text:p>
      <text:p text:style-name="P5"><text:s text:c="2"/>1.2743347049985336,</text:p>
      <text:p text:style-name="P5"><text:s text:c="2"/>1.2807870188688089,</text:p>
      <text:p text:style-name="P5"><text:s text:c="2"/>1.2872720026131113,</text:p>
      <text:p text:style-name="P5"><text:s text:c="2"/>1.2937898216481716,</text:p>
      <text:p text:style-name="P5"><text:s text:c="2"/>1.3003406422282728,</text:p>
      <text:p text:style-name="P5"><text:s text:c="2"/>1.3069246314494891,</text:p>
      <text:p text:style-name="P5"><text:s text:c="2"/>1.3135419572539493,</text:p>
      <text:p text:style-name="P5"><text:s text:c="2"/>1.3201927884341202,</text:p>
      <text:p text:style-name="P5"><text:s text:c="2"/>1.3268772946371123,</text:p>
      <text:p text:style-name="P5"><text:s text:c="2"/>1.333595646369007,</text:p>
      <text:p text:style-name="P5"><text:s text:c="2"/>1.3403480149992058,</text:p>
      <text:p text:style-name="P5"><text:s text:c="2"/>1.347134572764801,</text:p>
      <text:p text:style-name="P5"><text:s text:c="2"/>1.3539554927749704,</text:p>
      <text:p text:style-name="P5"><text:s text:c="2"/>1.3608109490153915,</text:p>
      <text:p text:style-name="P5"><text:s text:c="2"/>1.3677011163526802,</text:p>
      <text:p text:style-name="P5"><text:s text:c="2"/>1.3746261705388514,</text:p>
      <text:p text:style-name="P5"><text:s text:c="2"/>1.3815862882158017,</text:p>
      <text:p text:style-name="P5"><text:s text:c="2"/>1.3885816469198142,</text:p>
      <text:p text:style-name="P5"><text:s text:c="2"/>1.3956124250860895,</text:p>
      <text:p text:style-name="P5"><text:s text:c="2"/>1.4026788020532943,</text:p>
      <text:p text:style-name="P5"><text:s text:c="2"/>1.4097809580681384,</text:p>
      <text:p text:style-name="P5"><text:soft-page-break/><text:s text:c="2"/>1.41691907428997,</text:p>
      <text:p text:style-name="P5"><text:s text:c="2"/>1.4240933327953988,</text:p>
      <text:p text:style-name="P5"><text:s text:c="2"/>1.431303916582939,</text:p>
      <text:p text:style-name="P5"><text:s text:c="2"/>1.438551009577678,</text:p>
      <text:p text:style-name="P5"><text:s text:c="2"/>1.4458347966359668,</text:p>
      <text:p text:style-name="P5"><text:s text:c="2"/>1.4531554635501365,</text:p>
      <text:p text:style-name="P5"><text:s text:c="2"/>1.4605131970532366,</text:p>
      <text:p text:style-name="P5"><text:s text:c="2"/>1.4679081848237985,</text:p>
      <text:p text:style-name="P5"><text:s text:c="2"/>1.4753406154906223,</text:p>
      <text:p text:style-name="P5"><text:s text:c="2"/>1.4828106786375894,</text:p>
      <text:p text:style-name="P5"><text:s text:c="2"/>1.4903185648084967,</text:p>
      <text:p text:style-name="P5"><text:s text:c="2"/>1.497864465511918,</text:p>
      <text:p text:style-name="P5"><text:s text:c="2"/>1.505448573226089,</text:p>
      <text:p text:style-name="P5"><text:s text:c="2"/>1.513071081403816,</text:p>
      <text:p text:style-name="P5"><text:s text:c="2"/>1.520732184477412,</text:p>
      <text:p text:style-name="P5"><text:s text:c="2"/>1.5284320778636546,</text:p>
      <text:p text:style-name="P5"><text:s text:c="2"/>1.5361709579687717,</text:p>
      <text:p text:style-name="P5"><text:s text:c="2"/>1.5439490221934506,</text:p>
      <text:p text:style-name="P5"><text:s text:c="2"/>1.551766468937874,</text:p>
      <text:p text:style-name="P5"><text:s text:c="2"/>1.5596234976067807,</text:p>
      <text:p text:style-name="P5"><text:s text:c="2"/>1.5675203086145504,</text:p>
      <text:p text:style-name="P5"><text:s text:c="2"/>1.5754571033903182,</text:p>
      <text:p text:style-name="P5"><text:s text:c="2"/>1.5834340843831107,</text:p>
      <text:p text:style-name="P5"><text:s text:c="2"/>1.591451455067011,</text:p>
      <text:p text:style-name="P5"><text:s text:c="2"/>1.599509419946348,</text:p>
      <text:p text:style-name="P5"><text:s text:c="2"/>1.6076081845609143,</text:p>
      <text:p text:style-name="P5"><text:soft-page-break/><text:s text:c="2"/>1.6157479554912073,</text:p>
      <text:p text:style-name="P5"><text:s text:c="2"/>1.6239289403636996,</text:p>
      <text:p text:style-name="P5"><text:s text:c="2"/>1.6321513478561347,</text:p>
      <text:p text:style-name="P5"><text:s text:c="2"/>1.6404153877028507,</text:p>
      <text:p text:style-name="P5"><text:s text:c="2"/>1.6487212707001282],</text:p>
      <text:p text:style-name="P5"><text:s/>[1.0,</text:p>
      <text:p text:style-name="P5"><text:s text:c="2"/>0.9899498337660453,</text:p>
      <text:p text:style-name="P5"><text:s text:c="2"/>0.9800006733734207,</text:p>
      <text:p text:style-name="P5"><text:s text:c="2"/>0.9701515036966302,</text:p>
      <text:p text:style-name="P5"><text:s text:c="2"/>0.9604013198123579,</text:p>
      <text:p text:style-name="P5"><text:s text:c="2"/>0.950749126896934,</text:p>
      <text:p text:style-name="P5"><text:s text:c="2"/>0.9411939401248325,</text:p>
      <text:p text:style-name="P5"><text:s text:c="2"/>0.9317347845681871,</text:p>
      <text:p text:style-name="P5"><text:s text:c="2"/>0.9223706950973187,</text:p>
      <text:p text:style-name="P5"><text:s text:c="2"/>0.9131007162822624,</text:p>
      <text:p text:style-name="P5"><text:s text:c="2"/>0.9039239022952824,</text:p>
      <text:p text:style-name="P5"><text:s text:c="2"/>0.8948393168143698,</text:p>
      <text:p text:style-name="P5"><text:s text:c="2"/>0.8858460329277068,</text:p>
      <text:p text:style-name="P5"><text:s text:c="2"/>0.876943133039094,</text:p>
      <text:p text:style-name="P5"><text:s text:c="2"/>0.868129708774326,</text:p>
      <text:p text:style-name="P5"><text:s text:c="2"/>0.8594048608885093,</text:p>
      <text:p text:style-name="P5"><text:s text:c="2"/>0.8507676991743109,</text:p>
      <text:p text:style-name="P5"><text:s text:c="2"/>0.84221734237113,</text:p>
      <text:p text:style-name="P5"><text:s text:c="2"/>0.8337529180751806,</text:p>
      <text:p text:style-name="P5"><text:s text:c="2"/>0.8253735626504801,</text:p>
      <text:p text:style-name="P5"><text:s text:c="2"/>0.8170784211407313,</text:p>
      <text:p text:style-name="P5"><text:soft-page-break/><text:s text:c="2"/>0.8088666471820897,</text:p>
      <text:p text:style-name="P5"><text:s text:c="2"/>0.8007374029168081,</text:p>
      <text:p text:style-name="P5"><text:s text:c="2"/>0.7926898589077489,</text:p>
      <text:p text:style-name="P5"><text:s text:c="2"/>0.7847231940537559,</text:p>
      <text:p text:style-name="P5"><text:s text:c="2"/>0.7768365955058757,</text:p>
      <text:p text:style-name="P5"><text:s text:c="2"/>0.7690292585844222,</text:p>
      <text:p text:style-name="P5"><text:s text:c="2"/>0.7613003866968738,</text:p>
      <text:p text:style-name="P5"><text:s text:c="2"/>0.7536491912565961,</text:p>
      <text:p text:style-name="P5"><text:s text:c="2"/>0.7460748916023818,</text:p>
      <text:p text:style-name="P5"><text:s text:c="2"/>0.7385767149187981,</text:p>
      <text:p text:style-name="P5"><text:s text:c="2"/>0.731153896157336,</text:p>
      <text:p text:style-name="P5"><text:s text:c="2"/>0.723805677958351,</text:p>
      <text:p text:style-name="P5"><text:s text:c="2"/>0.7165313105737893,</text:p>
      <text:p text:style-name="P5"><text:s text:c="2"/>0.7093300517906893,</text:p>
      <text:p text:style-name="P5"><text:s text:c="2"/>0.702201166855453,</text:p>
      <text:p text:style-name="P5"><text:s text:c="2"/>0.6951439283988787,</text:p>
      <text:p text:style-name="P5"><text:s text:c="2"/>0.6881576163619456,</text:p>
      <text:p text:style-name="P5"><text:s text:c="2"/>0.681241517922346,</text:p>
      <text:p text:style-name="P5"><text:s text:c="2"/>0.6743949274217548,</text:p>
      <text:p text:style-name="P5"><text:s text:c="2"/>0.6676171462938303,</text:p>
      <text:p text:style-name="P5"><text:s text:c="2"/>0.6609074829929388,</text:p>
      <text:p text:style-name="P5"><text:s text:c="2"/>0.6542652529235952,</text:p>
      <text:p text:style-name="P5"><text:s text:c="2"/>0.6476897783706126,</text:p>
      <text:p text:style-name="P5"><text:s text:c="2"/>0.6411803884299545,</text:p>
      <text:p text:style-name="P5"><text:s text:c="2"/>0.6347364189402819,</text:p>
      <text:p text:style-name="P5"><text:s text:c="2"/>0.6283572124151868,</text:p>
      <text:p text:style-name="P5"><text:soft-page-break/><text:s text:c="2"/>0.6220421179761098,</text:p>
      <text:p text:style-name="P5"><text:s text:c="2"/>0.6157904912859286,</text:p>
      <text:p text:style-name="P5"><text:s text:c="2"/>0.6096016944832163,</text:p>
      <text:p text:style-name="P5"><text:s text:c="2"/>0.6034750961171595,</text:p>
      <text:p text:style-name="P5"><text:s text:c="2"/>0.5974100710831303,</text:p>
      <text:p text:style-name="P5"><text:s text:c="2"/>0.591406000558906,</text:p>
      <text:p text:style-name="P5"><text:s text:c="2"/>0.5854622719415307,</text:p>
      <text:p text:style-name="P5"><text:s text:c="2"/>0.5795782787848095,</text:p>
      <text:p text:style-name="P5"><text:s text:c="2"/>0.5737534207374327,</text:p>
      <text:p text:style-name="P5"><text:s text:c="2"/>0.5679871034817214,</text:p>
      <text:p text:style-name="P5"><text:s text:c="2"/>0.5622787386729876,</text:p>
      <text:p text:style-name="P5"><text:s text:c="2"/>0.5566277438795058,</text:p>
      <text:p text:style-name="P5"><text:s text:c="2"/>0.5510335425230856,</text:p>
      <text:p text:style-name="P5"><text:s text:c="2"/>0.5454955638202436,</text:p>
      <text:p text:style-name="P5"><text:s text:c="2"/>0.5400132427239651,</text:p>
      <text:p text:style-name="P5"><text:s text:c="2"/>0.5345860198660524,</text:p>
      <text:p text:style-name="P5"><text:s text:c="2"/>0.5292133415000503,</text:p>
      <text:p text:style-name="P5"><text:s text:c="2"/>0.523894659444748,</text:p>
      <text:p text:style-name="P5"><text:s text:c="2"/>0.5186294310282473,</text:p>
      <text:p text:style-name="P5"><text:s text:c="2"/>0.513417119032592,</text:p>
      <text:p text:style-name="P5"><text:s text:c="2"/>0.5082571916389563,</text:p>
      <text:p text:style-name="P5"><text:s text:c="2"/>0.5031491223733818,</text:p>
      <text:p text:style-name="P5"><text:s text:c="2"/>0.49809239005306094,</text:p>
      <text:p text:style-name="P5"><text:s text:c="2"/>0.49308647873315975,</text:p>
      <text:p text:style-name="P5"><text:s text:c="2"/>0.4881308776541762,</text:p>
      <text:p text:style-name="P5"><text:s text:c="2"/>0.48322508118982543,</text:p>
      <text:p text:style-name="P5"><text:soft-page-break/><text:s text:c="2"/>0.47836858879545135,</text:p>
      <text:p text:style-name="P5"><text:s text:c="2"/>0.47356090495695474,</text:p>
      <text:p text:style-name="P5"><text:s text:c="2"/>0.4688015391402353,</text:p>
      <text:p text:style-name="P5"><text:s text:c="2"/>0.46409000574114206,</text:p>
      <text:p text:style-name="P5"><text:s text:c="2"/>0.4594258240359266,</text:p>
      <text:p text:style-name="P5"><text:s text:c="2"/>0.45480851813219386,</text:p>
      <text:p text:style-name="P5"><text:s text:c="2"/>0.4502376169203467,</text:p>
      <text:p text:style-name="P5"><text:s text:c="2"/>0.4457126540255176,</text:p>
      <text:p text:style-name="P5"><text:s text:c="2"/>0.44123316775998395,</text:p>
      <text:p text:style-name="P5"><text:s text:c="2"/>0.43679870107606167,</text:p>
      <text:p text:style-name="P5"><text:s text:c="2"/>0.4324088015194717,</text:p>
      <text:p text:style-name="P5"><text:s text:c="2"/>0.4280630211831759,</text:p>
      <text:p text:style-name="P5"><text:s text:c="2"/>0.42376091666167603,</text:p>
      <text:p text:style-name="P5"><text:s text:c="2"/>0.4195020490057732,</text:p>
      <text:p text:style-name="P5"><text:s text:c="2"/>0.4152859836777805,</text:p>
      <text:p text:style-name="P5"><text:s text:c="2"/>0.4111122905071874,</text:p>
      <text:p text:style-name="P5"><text:s text:c="2"/>0.4069805436467683,</text:p>
      <text:p text:style-name="P5"><text:s text:c="2"/>0.402890321529133,</text:p>
      <text:p text:style-name="P5"><text:s text:c="2"/>0.3988412068237137,</text:p>
      <text:p text:style-name="P5"><text:s text:c="2"/>0.3948327863941843,</text:p>
      <text:p text:style-name="P5"><text:s text:c="2"/>0.39086465125630715,</text:p>
      <text:p text:style-name="P5"><text:s text:c="2"/>0.3869363965362045,</text:p>
      <text:p text:style-name="P5"><text:s text:c="2"/>0.38304762142904825,</text:p>
      <text:p text:style-name="P5"><text:s text:c="2"/>0.37919792915816536,</text:p>
      <text:p text:style-name="P5"><text:s text:c="2"/>0.3753869269345544,</text:p>
      <text:p text:style-name="P5"><text:s text:c="2"/>0.3716142259168086,</text:p>
      <text:p text:style-name="P4"><text:span text:style-name="Strong_20_Emphasis"><text:s text:c="2"/>0.3678794411714424])</text:span></text:p>
      <text:p text:style-name="P4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0:50:49.774624647</meta:creation-date>
    <dc:date>2025-02-09T10:51:46.360889635</dc:date>
    <meta:editing-duration>PT57S</meta:editing-duration>
    <meta:editing-cycles>1</meta:editing-cycles>
    <meta:document-statistic meta:table-count="0" meta:image-count="0" meta:object-count="0" meta:page-count="9" meta:paragraph-count="227" meta:word-count="357" meta:character-count="5394" meta:non-whitespace-character-count="4849"/>
    <meta:generator>LibreOffice/24.2.7.2$Linux_X86_64 LibreOffice_project/420$Build-2</meta:generator>
  </office:meta>
</office:document-meta>
</file>